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28pt" fo:font-weight="bold" officeooo:rsid="001bdcf3" officeooo:paragraph-rsid="001bdcf3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Heading_20_1">
      <style:text-properties officeooo:rsid="0015dada" officeooo:paragraph-rsid="0015dada"/>
    </style:style>
    <style:style style:name="P3" style:family="paragraph" style:parent-style-name="Heading_20_1">
      <style:text-properties officeooo:rsid="001bdcf3" officeooo:paragraph-rsid="001bdcf3"/>
    </style:style>
    <style:style style:name="P4" style:family="paragraph" style:parent-style-name="Heading_20_1">
      <style:text-properties officeooo:rsid="001bdd89" officeooo:paragraph-rsid="001bdd89"/>
    </style:style>
    <style:style style:name="P5" style:family="paragraph" style:parent-style-name="Text_20_body" style:list-style-name="L1">
      <style:text-properties officeooo:paragraph-rsid="001bdcf3"/>
    </style:style>
    <style:style style:name="P6" style:family="paragraph" style:parent-style-name="Text_20_body" style:list-style-name="L7">
      <style:text-properties officeooo:rsid="0015dada" officeooo:paragraph-rsid="0015dada"/>
    </style:style>
    <style:style style:name="P7" style:family="paragraph" style:parent-style-name="Text_20_body" style:list-style-name="L7">
      <style:text-properties officeooo:rsid="00194fe4" officeooo:paragraph-rsid="001bdcf3"/>
    </style:style>
    <style:style style:name="P8" style:family="paragraph" style:parent-style-name="Text_20_body" style:list-style-name="L7">
      <style:text-properties officeooo:rsid="00199355" officeooo:paragraph-rsid="001bdcf3"/>
    </style:style>
    <style:style style:name="P9" style:family="paragraph" style:parent-style-name="Text_20_body" style:list-style-name="L7">
      <style:text-properties officeooo:rsid="001bdcf3" officeooo:paragraph-rsid="001bdcf3"/>
    </style:style>
    <style:style style:name="P10" style:family="paragraph" style:parent-style-name="Text_20_body" style:list-style-name="L1">
      <style:text-properties officeooo:rsid="001bdcf3" officeooo:paragraph-rsid="001bdcf3"/>
    </style:style>
    <style:style style:name="P11" style:family="paragraph" style:parent-style-name="Text_20_body" style:list-style-name="L7">
      <style:text-properties officeooo:rsid="001bdd89" officeooo:paragraph-rsid="001bdd89"/>
    </style:style>
    <style:style style:name="P12" style:family="paragraph" style:parent-style-name="Text_20_body" style:list-style-name="L8">
      <style:text-properties officeooo:rsid="001c4839" officeooo:paragraph-rsid="001c4839"/>
    </style:style>
    <style:style style:name="P13" style:family="paragraph" style:parent-style-name="Text_20_body" style:list-style-name="L8">
      <style:text-properties officeooo:rsid="001d2260" officeooo:paragraph-rsid="001d2260"/>
    </style:style>
    <style:style style:name="P14" style:family="paragraph" style:parent-style-name="Text_20_body" style:list-style-name="L8">
      <style:text-properties officeooo:rsid="001dbbad" officeooo:paragraph-rsid="001dbbad"/>
    </style:style>
    <style:style style:name="T1" style:family="text">
      <style:text-properties officeooo:rsid="00199355"/>
    </style:style>
    <style:style style:name="T2" style:family="text">
      <style:text-properties officeooo:rsid="001bdcf3"/>
    </style:style>
    <style:style style:name="T3" style:family="text">
      <style:text-properties officeooo:rsid="001bdd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prechung 23.02.23</text:p>
      <text:h text:style-name="P2" text:outline-level="1">Themen</text:h>
      <text:list xml:id="list1338096561" text:style-name="L1">
        <text:list-item>
          <text:p text:style-name="P10">Besprechung Zeitplan</text:p>
        </text:list-item>
        <text:list-item>
          <text:p text:style-name="P5"><text:span text:style-name="T2">Start Methodik Literaturrecherche</text:span></text:p>
        </text:list-item>
      </text:list>
      <text:h text:style-name="P3" text:outline-level="1">Erledigte Arbeiten</text:h>
      <text:list xml:id="list235903516" text:style-name="L7">
        <text:list-item>
          <text:p text:style-name="P7">Terminserie abmachen <text:span text:style-name="T1">(Frau Kurpicz)</text:span></text:p>
        </text:list-item>
        <text:list-item>
          <text:p text:style-name="P8">2. VM bestellen (Felix) </text:p>
        </text:list-item>
        <text:list-item>
          <text:p text:style-name="P8">GitLab Repo einrichten (Anina)</text:p>
        </text:list-item>
        <text:list-item>
          <text:p text:style-name="P9">Grober Zeitplan</text:p>
        </text:list-item>
      </text:list>
      <text:h text:style-name="P2" text:outline-level="1">Nächste Schritte / To Dos</text:h>
      <text:list xml:id="list94706366942893" text:continue-numbering="true" text:style-name="L7">
        <text:list-item>
          <text:p text:style-name="P6">Bereinigung Daten (Duplikate Cosine Similarity)</text:p>
        </text:list-item>
        <text:list-item>
          <text:p text:style-name="P6">Wartung Crawler</text:p>
        </text:list-item>
        <text:list-item>
          <text:p text:style-name="P6">Zeitplan <text:span text:style-name="T3">detailliert</text:span> <text:span text:style-name="T1">(beide)</text:span></text:p>
        </text:list-item>
        <text:list-item>
          <text:p text:style-name="P11">Definition Methodik Literaturrecherche</text:p>
        </text:list-item>
      </text:list>
      <text:h text:style-name="P4" text:outline-level="1">Fragen</text:h>
      <text:list xml:id="list2693253370" text:style-name="L8">
        <text:list-item>
          <text:p text:style-name="P13">Welcher Umfang muss die Applikation aufweisen?</text:p>
          <text:list>
            <text:list-item>
              <text:p text:style-name="P13">Datenstand statisch (Stand P2)</text:p>
            </text:list-item>
            <text:list-item>
              <text:p text:style-name="P13">Resultate sollen schlussendlich verfügbar sein</text:p>
            </text:list-item>
            <text:list-item>
              <text:p text:style-name="P13">Applikation muss nicht automatisiert laufend Daten bereinigen und aufwerten</text:p>
            </text:list-item>
            <text:list-item>
              <text:p text:style-name="P13">Bestehendes Auswertungstool ist ok für Visualisierung</text:p>
            </text:list-item>
          </text:list>
        </text:list-item>
        <text:list-item>
          <text:p text:style-name="P12">Zeitrapportierung</text:p>
          <text:list>
            <text:list-item>
              <text:p text:style-name="P12">Soll/Ist auf Zeitplanung</text:p>
            </text:list-item>
            <text:list-item>
              <text:p text:style-name="P14">Meetingsprotokol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08:13:51.529033091</meta:creation-date>
    <dc:date>2023-02-23T09:47:06.162974543</dc:date>
    <meta:editing-duration>PT32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96" meta:character-count="687" meta:non-whitespace-character-count="631"/>
  </office:meta>
</office:document-meta>
</file>